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Hello</text:h>
      <text:p text:style-name="Standard"/>
      <text:h text:style-name="P1" text:outline-level="1">lalala</text:h>
      <text:h text:style-name="Heading_20_1" text:outline-level="1"/>
      <text:p text:style-name="Standard">bububu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1</text:p>
          </table:table-cell>
          <table:table-cell table:style-name="Table1.B1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34</text:p>
          </table:table-cell>
          <table:table-cell table:style-name="Table1.B2" office:value-type="string">
            <text:p text:style-name="Table_20_Contents">4</text:p>
          </table:table-cell>
        </table:table-row>
      </table:table>
      <text:p text:style-name="Standard"/>
      <text:p text:style-name="Standard"><text:a xlink:type="simple" xlink:href="http://t.66.ru/common/img/v5-head-logo.png">http://t.66.ru/common/img/v5-head-logo.pn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omanovich </meta:initial-creator>
    <meta:creation-date>2012-08-29T00:16:43</meta:creation-date>
    <dc:date>2012-08-29T00:18:42</dc:date>
    <dc:creator>aromanovich </dc:creator>
    <meta:editing-duration>P0D</meta:editing-duration>
    <meta:editing-cycles>1</meta:editing-cycles>
    <meta:document-statistic meta:table-count="1" meta:image-count="0" meta:object-count="0" meta:page-count="1" meta:paragraph-count="8" meta:word-count="8" meta:character-count="64" meta:non-whitespace-character-count="64"/>
    <meta:generator>LibreOffice/3.5$Linux_x86 LibreOffice_project/350m1$Build-2</meta:generator>
  </office:meta>
</office:document-meta>
</file>